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draw:fill="solid" draw:fill-color="#babed6" draw:fill-image-width="1cm" draw:fill-image-height="1cm" presentation:display-footer="true" presentation:display-page-number="false" presentation:display-date-time="true"/>
    </style:style>
    <style:style style:name="gr1" style:family="graphic" style:parent-style-name="standard">
      <style:graphic-properties svg:stroke-width="0.5cm" draw:marker-start-width="1.05cm" draw:marker-end-width="1.05cm" draw:fill="solid" draw:fill-color="#0af27e" draw:textarea-horizontal-align="center" draw:textarea-vertical-align="middle" fo:padding-top="0.375cm" fo:padding-bottom="0.375cm" fo:padding-left="0.5cm" fo:padding-right="0.5cm"/>
    </style:style>
    <style:style style:name="gr2" style:family="graphic" style:parent-style-name="standard">
      <style:graphic-properties svg:stroke-width="0.5cm" draw:marker-start-width="1.05cm" draw:marker-end-width="1.05cm" draw:textarea-horizontal-align="center" draw:textarea-vertical-align="middle" fo:padding-top="0.375cm" fo:padding-bottom="0.375cm" fo:padding-left="0.5cm" fo:padding-right="0.5cm"/>
    </style:style>
    <style:style style:name="gr3" style:family="graphic" style:parent-style-name="standard">
      <style:graphic-properties svg:stroke-width="0.5cm" draw:marker-start-width="1.05cm" draw:marker-end-width="1.05cm" draw:fill="none" draw:textarea-horizontal-align="center" draw:textarea-vertical-align="middle" fo:padding-top="0.375cm" fo:padding-bottom="0.375cm" fo:padding-left="0.5cm" fo:padding-right="0.5cm"/>
    </style:style>
    <style:style style:name="gr4" style:family="graphic" style:parent-style-name="standard">
      <style:graphic-properties draw:stroke="none" svg:stroke-color="#000000" draw:fill="none" draw:fill-color="#ffffff" draw:textarea-horizontal-align="center" draw:textarea-vertical-align="middle" draw:auto-grow-height="false" draw:auto-grow-width="false" draw:fit-to-size="true" fo:min-height="1.75cm" fo:min-width="6cm"/>
    </style:style>
    <style:style style:name="gr5" style:family="graphic">
      <style:graphic-properties style:protect="size"/>
    </style:style>
    <style:style style:name="gr6" style:family="graphic" style:parent-style-name="standard">
      <style:graphic-properties svg:stroke-width="1cm" draw:marker-start-width="1.8cm" draw:marker-end-width="1.8cm" draw:fill="solid" draw:fill-color="#0af27e" draw:textarea-horizontal-align="center" draw:textarea-vertical-align="middle" fo:padding-top="0.625cm" fo:padding-bottom="0.625cm" fo:padding-left="0.75cm" fo:padding-right="0.75cm"/>
    </style:style>
    <style:style style:name="gr7" style:family="graphic" style:parent-style-name="standard">
      <style:graphic-properties svg:stroke-width="1cm" draw:marker-start-width="1.8cm" draw:marker-end-width="1.8cm" draw:textarea-horizontal-align="center" draw:textarea-vertical-align="middle" fo:padding-top="0.625cm" fo:padding-bottom="0.625cm" fo:padding-left="0.75cm" fo:padding-right="0.75cm"/>
    </style:style>
    <style:style style:name="gr8" style:family="graphic" style:parent-style-name="standard">
      <style:graphic-properties svg:stroke-width="1cm" draw:marker-start-width="1.8cm" draw:marker-end-width="1.8cm" draw:fill="none" draw:textarea-horizontal-align="center" draw:textarea-vertical-align="middle" fo:padding-top="0.625cm" fo:padding-bottom="0.625cm" fo:padding-left="0.75cm" fo:padding-right="0.75cm"/>
    </style:style>
    <style:style style:name="pr1" style:family="presentation" style:parent-style-name="lyt-cool-notes">
      <style:graphic-properties draw:fill-color="#ffffff" draw:auto-grow-height="true" fo:min-height="11.4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40pt" fo:font-weight="bold" style:font-size-asian="18pt" style:font-size-complex="18pt"/>
    </style:style>
    <style:style style:name="P4" style:family="paragraph">
      <style:paragraph-properties fo:margin-left="0cm" fo:margin-right="0cm" fo:text-indent="0cm"/>
    </style:style>
    <style:style style:name="T1" style:family="text">
      <style:text-properties fo:font-size="40pt" fo:font-weight="bold"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office:forms form:automatic-focus="false" form:apply-design-mode="false"/>
        <draw:g>
          <draw:rect draw:style-name="gr1" draw:text-style-name="P1" draw:layer="layout" svg:width="5.999cm" svg:height="6.001cm" svg:x="5cm" svg:y="4cm">
            <text:p text:style-name="P4"/>
          </draw:rect>
          <draw:line draw:style-name="gr2" draw:text-style-name="P1" draw:layer="layout" svg:x1="7.5cm" svg:y1="7.001cm" svg:x2="5cm" svg:y2="7.001cm">
            <text:p text:style-name="P4"/>
          </draw:line>
          <draw:g>
            <draw:ellipse draw:style-name="gr2" draw:text-style-name="P1" draw:layer="layout" svg:width="1.163cm" svg:height="1.161cm" svg:x="7.374cm" svg:y="6.42cm">
              <text:p text:style-name="P4"/>
            </draw:ellipse>
            <draw:polyline draw:style-name="gr3" draw:text-style-name="P1" draw:layer="layout" svg:width="2.849cm" svg:height="3.479cm" svg:x="6.847cm" svg:y="5.261cm" svg:viewBox="0 0 2850 3480" draw:points="0,398 134,297 278,210 430,137 590,78 757,35 930,9 1108,0 1286,9 1459,35 1626,78 1786,137 1938,210 2082,297 2216,398 2340,509 2452,633 2553,767 2640,911 2713,1063 2772,1223 2815,1390 2841,1563 2850,1740 2841,1917 2815,2090 2772,2257 2713,2417 2640,2569 2553,2713 2452,2847 2340,2971 2216,3082 2082,3183 1938,3270 1786,3343 1626,3402 1459,3445 1286,3471 1108,3480 930,3471 757,3445 590,3402 430,3343 278,3270 134,3183 0,3082">
              <text:p text:style-name="P4"/>
            </draw:polyline>
          </draw:g>
          <draw:line draw:style-name="gr2" draw:text-style-name="P1" draw:layer="layout" svg:x1="11cm" svg:y1="7.001cm" svg:x2="9.5cm" svg:y2="7.001cm">
            <text:p text:style-name="P4"/>
          </draw:line>
        </draw:g>
        <draw:frame draw:style-name="gr4" draw:text-style-name="P3" draw:layer="layout" svg:width="7cm" svg:height="2.001cm" svg:x="4.5cm" svg:y="10.499cm">
          <draw:text-box>
            <text:p text:style-name="P2"><text:span text:style-name="T1">ACF</text:span></text:p>
          </draw:text-box>
        </draw:frame>
        <presentation:notes draw:style-name="dp2">
          <draw:page-thumbnail draw:style-name="gr5" draw:layer="layout" svg:width="13.705cm" svg:height="10.279cm" svg:x="3.647cm" svg:y="2.853cm" draw:page-number="1" presentation:class="page"/>
          <draw:frame presentation:style-name="pr1" draw:text-style-name="P4" draw:layer="layout" svg:width="14.517cm" svg:height="11.41cm" svg:x="3.249cm" svg:y="14.13cm" presentation:class="notes" presentation:placeholder="true">
            <draw:text-box/>
          </draw:frame>
        </presentation:notes>
      </draw:page>
      <draw:page draw:name="page2" draw:style-name="dp3" draw:master-page-name="lyt-cool">
        <office:forms form:automatic-focus="false" form:apply-design-mode="false"/>
        <draw:g>
          <draw:rect draw:style-name="gr6" draw:text-style-name="P1" draw:layer="layout" svg:width="11.998cm" svg:height="12cm" svg:x="2cm" svg:y="2cm">
            <text:p text:style-name="P4"/>
          </draw:rect>
          <draw:line draw:style-name="gr7" draw:text-style-name="P1" draw:layer="layout" svg:x1="7cm" svg:y1="8.001cm" svg:x2="2cm" svg:y2="8.001cm">
            <text:p text:style-name="P4"/>
          </draw:line>
          <draw:g>
            <draw:ellipse draw:style-name="gr7" draw:text-style-name="P1" draw:layer="layout" svg:width="2.326cm" svg:height="2.322cm" svg:x="6.748cm" svg:y="6.839cm">
              <text:p text:style-name="P4"/>
            </draw:ellipse>
            <draw:polyline draw:style-name="gr8" draw:text-style-name="P1" draw:layer="layout" svg:width="5.699cm" svg:height="6.958cm" svg:x="5.694cm" svg:y="4.522cm" svg:viewBox="0 0 5700 6959" draw:points="0,796 267,594 555,420 859,274 1180,155 1514,70 1861,19 2216,0 2571,19 2917,70 3252,155 3572,274 3877,420 4165,594 4432,796 4680,1018 4903,1267 5105,1533 5280,1821 5426,2125 5544,2445 5630,2779 5681,3125 5700,3479 5681,3834 5630,4180 5544,4514 5426,4834 5280,5138 5105,5426 4903,5692 4680,5941 4432,6163 4165,6365 3877,6539 3572,6685 3252,6803 2917,6889 2571,6940 2216,6959 1861,6940 1514,6889 1180,6803 859,6685 555,6539 267,6365 0,6163">
              <text:p text:style-name="P4"/>
            </draw:polyline>
          </draw:g>
          <draw:line draw:style-name="gr7" draw:text-style-name="P1" draw:layer="layout" svg:x1="14cm" svg:y1="8.001cm" svg:x2="11cm" svg:y2="8.001cm">
            <text:p text:style-name="P4"/>
          </draw:line>
        </draw:g>
        <presentation:notes draw:style-name="dp2">
          <draw:page-thumbnail draw:style-name="gr5" draw:layer="layout" svg:width="13.705cm" svg:height="10.279cm" svg:x="3.647cm" svg:y="2.853cm" draw:page-number="2" presentation:class="page"/>
          <draw:frame presentation:style-name="pr1" draw:text-style-name="P4" draw:layer="layout" svg:width="14.517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paragraph-properties text:enable-numbering="fals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89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16cm" fo:page-height="16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mer&gt;</text:page-number></text:span></text:p>
        </draw:text-box>
      </draw:frame>
      <draw:page-thumbnail draw:layer="backgroundobjects" svg:width="5.939cm" svg:height="5.939cm" svg:x="2.97cm" svg:y="3.277cm" draw:page-number="1"/>
      <draw:page-thumbnail draw:layer="backgroundobjects" svg:width="5.939cm" svg:height="5.939cm" svg:x="11.88cm" svg:y="3.277cm"/>
      <draw:page-thumbnail draw:layer="backgroundobjects" svg:width="5.939cm" svg:height="5.939cm" svg:x="20.79cm" svg:y="3.277cm"/>
      <draw:page-thumbnail draw:layer="backgroundobjects" svg:width="5.939cm" svg:height="5.939cm" svg:x="2.97cm" svg:y="11.782cm"/>
      <draw:page-thumbnail draw:layer="backgroundobjects" svg:width="5.939cm" svg:height="5.939cm" svg:x="11.88cm" svg:y="11.782cm"/>
      <draw:page-thumbnail draw:layer="backgroundobjects" svg:width="5.939cm" svg:height="5.939cm" svg:x="20.79cm" svg:y="11.782cm"/>
    </style:handout-master>
    <style:master-page style:name="lyt-cool" style:page-layout-name="PM1" draw:style-name="dp1">
      <draw:rect presentation:style-name="pr1" draw:text-style-name="P3" draw:layer="backgroundobjects" svg:width="26.875cm" svg:height="15.74cm" svg:x="1.123cm" svg:y="5.259cm">
        <text:p/>
      </draw:rect>
      <draw:frame presentation:style-name="lyt-cool-title" draw:layer="backgroundobjects" svg:width="23.91cm" svg:height="3.506cm" svg:x="2.058cm" svg:y="1.542cm" presentation:class="title" presentation:placeholder="true">
        <draw:text-box draw:corner-radius="0.001cm"/>
      </draw:frame>
      <draw:frame presentation:style-name="lyt-cool-outline1" draw:layer="backgroundobjects" svg:width="23.91cm" svg:height="13.229cm" svg:x="2.058cm" svg:y="5.838cm" presentation:class="outline" presentation:placeholder="true">
        <draw:text-box draw:corner-radius="0.001cm"/>
      </draw:frame>
      <draw:rect presentation:style-name="pr2" draw:text-style-name="P3" draw:layer="backgroundobjects" svg:width="0.504cm" svg:height="2.552cm" svg:x="0cm" svg:y="0cm">
        <text:p/>
      </draw:rect>
      <draw:rect presentation:style-name="pr2" draw:text-style-name="P3" draw:layer="backgroundobjects" svg:width="0.504cm" svg:height="2.552cm" svg:x="0cm" svg:y="6.615cm">
        <text:p/>
      </draw:rect>
      <draw:rect presentation:style-name="pr2" draw:text-style-name="P3" draw:layer="backgroundobjects" svg:width="0.504cm" svg:height="2.552cm" svg:x="0cm" svg:y="3.245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Win32 OpenOffice.org_project/680m9$Build-9238</meta:generator>
    <meta:creation-date>2008-04-09T14:37:02</meta:creation-date>
    <dc:date>2008-04-09T17:51:16</dc:date>
    <meta:editing-cycles>6</meta:editing-cycles>
    <meta:editing-duration>PT28M28S</meta:editing-duration>
    <meta:user-defined meta:name="Info 1"/>
    <meta:user-defined meta:name="Info 2"/>
    <meta:user-defined meta:name="Info 3"/>
    <meta:user-defined meta:name="Info 4"/>
    <meta:document-statistic meta:object-count="37"/>
  </office:meta>
</office:document-meta>
</file>